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gnoreCircularDependencyStrategy.IgnoreCircularDependenc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CircularDependencyStrategy.logCircularDependency( ModuleRevisionId [ ] mr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gnoreCircularDependencyStrateg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